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09" table:default-cell-style-name="Default"/>
        <table:table-row table:style-name="ro1"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State living now</text:p>
          </table:table-cell>
          <table:table-cell office:value-type="string" calcext:value-type="string">
            <text:p>Scenic_Beauty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Zoological_Biodiversit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Amusement</text:p>
          </table:table-cell>
          <table:table-cell office:value-type="string" calcext:value-type="string">
            <text:p>Mean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Punjab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AVERAGE([.F2:.J2])" office:value-type="float" office:value="1.5" calcext:value-type="float">
            <text:p>1.5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Uttar <text:s/>Pradesh </text:p>
          </table:table-cell>
          <table:table-cell office:value-type="float" office:value="1" calcext:value-type="float">
            <text:p>1</text:p>
          </table:table-cell>
          <table:table-cell office:value-type="float" office:value="3.25" calcext:value-type="float">
            <text:p>3.25</text:p>
          </table:table-cell>
          <table:table-cell office:value-type="float" office:value="2.05" calcext:value-type="float">
            <text:p>2.05</text:p>
          </table:table-cell>
          <table:table-cell office:value-type="float" office:value="1.75" calcext:value-type="float">
            <text:p>1.75</text:p>
          </table:table-cell>
          <table:table-cell office:value-type="float" office:value="3.25" calcext:value-type="float">
            <text:p>3.25</text:p>
          </table:table-cell>
          <table:table-cell table:formula="of:=AVERAGE([.F3:.J3])" office:value-type="float" office:value="2.26" calcext:value-type="float">
            <text:p>2.26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New Delhi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F4:.J4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ttar Pradesh</text:p>
          </table:table-cell>
          <table:table-cell office:value-type="float" office:value="1" calcext:value-type="float">
            <text:p>1</text:p>
          </table:table-cell>
          <table:table-cell office:value-type="float" office:value="3.25" calcext:value-type="float">
            <text:p>3.25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  <table:table-cell table:formula="of:=AVERAGE([.F5:.J5])" office:value-type="float" office:value="2.04" calcext:value-type="float">
            <text:p>2.04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Uttar pradesh</text:p>
          </table:table-cell>
          <table:table-cell office:value-type="float" office:value="1.25" calcext:value-type="float">
            <text:p>1.25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table:formula="of:=AVERAGE([.F6:.J6])" office:value-type="float" office:value="2.05" calcext:value-type="float">
            <text:p>2.05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Uttar Pradesh</text:p>
          </table:table-cell>
          <table:table-cell table:number-columns-repeated="5" office:value-type="float" office:value="5" calcext:value-type="float">
            <text:p>5</text:p>
          </table:table-cell>
          <table:table-cell table:formula="of:=AVERAGE([.F7:.J7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Uttar Prades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F8:.J8])" office:value-type="float" office:value="1.8" calcext:value-type="float">
            <text:p>1.8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ttar Pradesh</text:p>
          </table:table-cell>
          <table:table-cell office:value-type="float" office:value="1" calcext:value-type="float">
            <text:p>1</text:p>
          </table:table-cell>
          <table:table-cell office:value-type="float" office:value="3.25" calcext:value-type="float">
            <text:p>3.25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  <table:table-cell table:formula="of:=AVERAGE([.F9:.J9])" office:value-type="float" office:value="2.04" calcext:value-type="float">
            <text:p>2.04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Odisha 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  <table:table-cell table:formula="of:=AVERAGE([.F10:.J10])" office:value-type="float" office:value="1.69" calcext:value-type="float">
            <text:p>1.69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Uttar pradesh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.3" calcext:value-type="float">
            <text:p>4.3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formula="of:=AVERAGE([.F11:.J11])" office:value-type="float" office:value="4.16" calcext:value-type="float">
            <text:p>4.16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1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Uttar Pradesh</text:p>
          </table:table-cell>
          <table:table-cell table:number-columns-repeated="5" office:value-type="float" office:value="5" calcext:value-type="float">
            <text:p>5</text:p>
          </table:table-cell>
          <table:table-cell table:formula="of:=AVERAGE([.F12:.J12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Uttar Prades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35" calcext:value-type="float">
            <text:p>3.35</text:p>
          </table:table-cell>
          <table:table-cell office:value-type="float" office:value="3" calcext:value-type="float">
            <text:p>3</text:p>
          </table:table-cell>
          <table:table-cell office:value-type="float" office:value="3.75" calcext:value-type="float">
            <text:p>3.75</text:p>
          </table:table-cell>
          <table:table-cell table:formula="of:=AVERAGE([.F13:.J13])" office:value-type="float" office:value="3.22" calcext:value-type="float">
            <text:p>3.22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Uttar Pradesh</text:p>
          </table:table-cell>
          <table:table-cell table:number-columns-repeated="5" office:value-type="float" office:value="5" calcext:value-type="float">
            <text:p>5</text:p>
          </table:table-cell>
          <table:table-cell table:formula="of:=AVERAGE([.F14:.J14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Odisha </text:p>
          </table:table-cell>
          <table:table-cell office:value-type="float" office:value="4.75" calcext:value-type="float">
            <text:p>4.75</text:p>
          </table:table-cell>
          <table:table-cell office:value-type="float" office:value="4" calcext:value-type="float">
            <text:p>4</text:p>
          </table:table-cell>
          <table:table-cell office:value-type="float" office:value="3.95" calcext:value-type="float">
            <text:p>3.95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table:formula="of:=AVERAGE([.F15:.J15])" office:value-type="float" office:value="3.89" calcext:value-type="float">
            <text:p>3.89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Uttar <text:s/>Pradesh </text:p>
          </table:table-cell>
          <table:table-cell office:value-type="float" office:value="1.25" calcext:value-type="float">
            <text:p>1.25</text:p>
          </table:table-cell>
          <table:table-cell office:value-type="float" office:value="4.25" calcext:value-type="float">
            <text:p>4.25</text:p>
          </table:table-cell>
          <table:table-cell office:value-type="float" office:value="2.05" calcext:value-type="float">
            <text:p>2.05</text:p>
          </table:table-cell>
          <table:table-cell office:value-type="float" office:value="2.75" calcext:value-type="float">
            <text:p>2.75</text:p>
          </table:table-cell>
          <table:table-cell office:value-type="float" office:value="3.25" calcext:value-type="float">
            <text:p>3.25</text:p>
          </table:table-cell>
          <table:table-cell table:formula="of:=AVERAGE([.F16:.J16])" office:value-type="float" office:value="2.71" calcext:value-type="float">
            <text:p>2.71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Uttar Pradesh</text:p>
          </table:table-cell>
          <table:table-cell office:value-type="float" office:value="1.25" calcext:value-type="float">
            <text:p>1.25</text:p>
          </table:table-cell>
          <table:table-cell office:value-type="float" office:value="4.25" calcext:value-type="float">
            <text:p>4.25</text:p>
          </table:table-cell>
          <table:table-cell office:value-type="float" office:value="1.35" calcext:value-type="float">
            <text:p>1.35</text:p>
          </table:table-cell>
          <table:table-cell office:value-type="float" office:value="2.75" calcext:value-type="float">
            <text:p>2.75</text:p>
          </table:table-cell>
          <table:table-cell office:value-type="float" office:value="1.75" calcext:value-type="float">
            <text:p>1.75</text:p>
          </table:table-cell>
          <table:table-cell table:formula="of:=AVERAGE([.F17:.J17])" office:value-type="float" office:value="2.27" calcext:value-type="float">
            <text:p>2.27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Odisha</text:p>
          </table:table-cell>
          <table:table-cell office:value-type="float" office:value="4.75" calcext:value-type="float">
            <text:p>4.75</text:p>
          </table:table-cell>
          <table:table-cell office:value-type="float" office:value="3.25" calcext:value-type="float">
            <text:p>3.25</text:p>
          </table:table-cell>
          <table:table-cell office:value-type="float" office:value="5" calcext:value-type="float">
            <text:p>5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</text:p>
          </table:table-cell>
          <table:table-cell table:formula="of:=AVERAGE([.F18:.J18])" office:value-type="float" office:value="4.35" calcext:value-type="float">
            <text:p>4.35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Odisha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3.7" calcext:value-type="float">
            <text:p>3.7</text:p>
          </table:table-cell>
          <table:table-cell office:value-type="float" office:value="2.75" calcext:value-type="float">
            <text:p>2.75</text:p>
          </table:table-cell>
          <table:table-cell office:value-type="float" office:value="4.5" calcext:value-type="float">
            <text:p>4.5</text:p>
          </table:table-cell>
          <table:table-cell table:formula="of:=AVERAGE([.F19:.J19])" office:value-type="float" office:value="3.24" calcext:value-type="float">
            <text:p>3.24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Orissa</text:p>
          </table:table-cell>
          <table:table-cell office:value-type="float" office:value="4.25" calcext:value-type="float">
            <text:p>4.2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formula="of:=AVERAGE([.F20:.J20])" office:value-type="float" office:value="4.05" calcext:value-type="float">
            <text:p>4.05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Punjab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F21:.J21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2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Odisha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formula="of:=AVERAGE([.F22:.J22])" office:value-type="float" office:value="3.46" calcext:value-type="float">
            <text:p>3.46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Odisha </text:p>
          </table:table-cell>
          <table:table-cell office:value-type="float" office:value="4.25" calcext:value-type="float">
            <text:p>4.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AVERAGE([.F23:.J23])" office:value-type="float" office:value="3.65" calcext:value-type="float">
            <text:p>3.65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ttar <text:s/>Pradesh 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AVERAGE([.F24:.J24])" office:value-type="float" office:value="4.12" calcext:value-type="float">
            <text:p>4.12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Odisha 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AVERAGE([.F25:.J25])" office:value-type="float" office:value="3.6" calcext:value-type="float">
            <text:p>3.6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Uttar Pradesh</text:p>
          </table:table-cell>
          <table:table-cell office:value-type="float" office:value="4.25" calcext:value-type="float">
            <text:p>4.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AVERAGE([.F26:.J26])" office:value-type="float" office:value="3.65" calcext:value-type="float">
            <text:p>3.65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Odisha</text:p>
          </table:table-cell>
          <table:table-cell office:value-type="float" office:value="4.75" calcext:value-type="float">
            <text:p>4.75</text:p>
          </table:table-cell>
          <table:table-cell office:value-type="float" office:value="3.25" calcext:value-type="float">
            <text:p>3.25</text:p>
          </table:table-cell>
          <table:table-cell office:value-type="float" office:value="3.95" calcext:value-type="float">
            <text:p>3.95</text:p>
          </table:table-cell>
          <table:table-cell office:value-type="float" office:value="3.75" calcext:value-type="float">
            <text:p>3.75</text:p>
          </table:table-cell>
          <table:table-cell office:value-type="float" office:value="2.75" calcext:value-type="float">
            <text:p>2.75</text:p>
          </table:table-cell>
          <table:table-cell table:formula="of:=AVERAGE([.F27:.J27])" office:value-type="float" office:value="3.69" calcext:value-type="float">
            <text:p>3.69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ttar <text:s/>Pradesh </text:p>
          </table:table-cell>
          <table:table-cell office:value-type="float" office:value="3.25" calcext:value-type="float">
            <text:p>3.25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formula="of:=AVERAGE([.F28:.J28])" office:value-type="float" office:value="3.89" calcext:value-type="float">
            <text:p>3.89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2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Odisha</text:p>
          </table:table-cell>
          <table:table-cell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  <table:table-cell office:value-type="float" office:value="3.65" calcext:value-type="float">
            <text:p>3.65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.25</text:p>
          </table:table-cell>
          <table:table-cell table:formula="of:=AVERAGE([.F29:.J29])" office:value-type="float" office:value="3.33" calcext:value-type="float">
            <text:p>3.33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2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Odisha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.65" calcext:value-type="float">
            <text:p>3.65</text:p>
          </table:table-cell>
          <table:table-cell office:value-type="float" office:value="2.5" calcext:value-type="float">
            <text:p>2.5</text:p>
          </table:table-cell>
          <table:table-cell office:value-type="float" office:value="3.25" calcext:value-type="float">
            <text:p>3.25</text:p>
          </table:table-cell>
          <table:table-cell table:formula="of:=AVERAGE([.F30:.J30])" office:value-type="float" office:value="3.28" calcext:value-type="float">
            <text:p>3.28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3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ttar Pradesh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VERAGE([.F31:.J31])" office:value-type="float" office:value="3.1" calcext:value-type="float">
            <text:p>3.1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3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Odisha</text:p>
          </table:table-cell>
          <table:table-cell office:value-type="float" office:value="4.75" calcext:value-type="float">
            <text:p>4.75</text:p>
          </table:table-cell>
          <table:table-cell office:value-type="float" office:value="4" calcext:value-type="float">
            <text:p>4</text:p>
          </table:table-cell>
          <table:table-cell office:value-type="float" office:value="3.95" calcext:value-type="float">
            <text:p>3.95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table:formula="of:=AVERAGE([.F32:.J32])" office:value-type="float" office:value="3.89" calcext:value-type="float">
            <text:p>3.89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Odisha</text:p>
          </table:table-cell>
          <table:table-cell office:value-type="float" office:value="3.25" calcext:value-type="float">
            <text:p>3.25</text:p>
          </table:table-cell>
          <table:table-cell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formula="of:=AVERAGE([.F33:.J33])" office:value-type="float" office:value="2.61" calcext:value-type="float">
            <text:p>2.61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3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Go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AVERAGE([.F34:.J34])" office:value-type="float" office:value="3.2" calcext:value-type="float">
            <text:p>3.2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Dehradun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AVERAGE([.F35:.J35])" office:value-type="float" office:value="2.06" calcext:value-type="float">
            <text:p>2.06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3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Odisha</text:p>
          </table:table-cell>
          <table:table-cell office:value-type="float" office:value="4.75" calcext:value-type="float">
            <text:p>4.75</text:p>
          </table:table-cell>
          <table:table-cell office:value-type="float" office:value="3.25" calcext:value-type="float">
            <text:p>3.25</text:p>
          </table:table-cell>
          <table:table-cell office:value-type="float" office:value="4.65" calcext:value-type="float">
            <text:p>4.65</text:p>
          </table:table-cell>
          <table:table-cell office:value-type="float" office:value="3.75" calcext:value-type="float">
            <text:p>3.75</text:p>
          </table:table-cell>
          <table:table-cell office:value-type="float" office:value="4.25" calcext:value-type="float">
            <text:p>4.25</text:p>
          </table:table-cell>
          <table:table-cell table:formula="of:=AVERAGE([.F36:.J36])" office:value-type="float" office:value="4.13" calcext:value-type="float">
            <text:p>4.13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3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Odisha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.3" calcext:value-type="float">
            <text:p>4.3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formula="of:=AVERAGE([.F37:.J37])" office:value-type="float" office:value="4.16" calcext:value-type="float">
            <text:p>4.16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3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Odisha </text:p>
          </table:table-cell>
          <table:table-cell table:number-columns-repeated="5" office:value-type="float" office:value="5" calcext:value-type="float">
            <text:p>5</text:p>
          </table:table-cell>
          <table:table-cell table:formula="of:=AVERAGE([.F38:.J38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Uttar Pradesh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  <table:table-cell table:formula="of:=AVERAGE([.F39:.J39])" office:value-type="float" office:value="1.69" calcext:value-type="float">
            <text:p>1.69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3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Odisha</text:p>
          </table:table-cell>
          <table:table-cell office:value-type="float" office:value="4.75" calcext:value-type="float">
            <text:p>4.75</text:p>
          </table:table-cell>
          <table:table-cell office:value-type="float" office:value="3.25" calcext:value-type="float">
            <text:p>3.25</text:p>
          </table:table-cell>
          <table:table-cell office:value-type="float" office:value="3.6" calcext:value-type="float">
            <text:p>3.6</text:p>
          </table:table-cell>
          <table:table-cell office:value-type="float" office:value="3.75" calcext:value-type="float">
            <text:p>3.75</text:p>
          </table:table-cell>
          <table:table-cell office:value-type="float" office:value="2" calcext:value-type="float">
            <text:p>2</text:p>
          </table:table-cell>
          <table:table-cell table:formula="of:=AVERAGE([.F40:.J40])" office:value-type="float" office:value="3.47" calcext:value-type="float">
            <text:p>3.47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4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Odisha </text:p>
          </table:table-cell>
          <table:table-cell office:value-type="float" office:value="4.75" calcext:value-type="float">
            <text:p>4.75</text:p>
          </table:table-cell>
          <table:table-cell office:value-type="float" office:value="4" calcext:value-type="float">
            <text:p>4</text:p>
          </table:table-cell>
          <table:table-cell office:value-type="float" office:value="4.65" calcext:value-type="float">
            <text:p>4.65</text:p>
          </table:table-cell>
          <table:table-cell office:value-type="float" office:value="4" calcext:value-type="float">
            <text:p>4</text:p>
          </table:table-cell>
          <table:table-cell office:value-type="float" office:value="4.25" calcext:value-type="float">
            <text:p>4.25</text:p>
          </table:table-cell>
          <table:table-cell table:formula="of:=AVERAGE([.F41:.J41])" office:value-type="float" office:value="4.33" calcext:value-type="float">
            <text:p>4.33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4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ttar Pradesh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formula="of:=AVERAGE([.F42:.J42])" office:value-type="float" office:value="2.82" calcext:value-type="float">
            <text:p>2.82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4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Madhya Pradesh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AVERAGE([.F43:.J43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4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Odisha</text:p>
          </table:table-cell>
          <table:table-cell office:value-type="float" office:value="4.75" calcext:value-type="float">
            <text:p>4.75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formula="of:=AVERAGE([.F44:.J44])" office:value-type="float" office:value="3.27" calcext:value-type="float">
            <text:p>3.27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4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Odisha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AVERAGE([.F45:.J45]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4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ttar Pradesh</text:p>
          </table:table-cell>
          <table:table-cell office:value-type="float" office:value="4.25" calcext:value-type="float">
            <text:p>4.25</text:p>
          </table:table-cell>
          <table:table-cell office:value-type="float" office:value="2.75" calcext:value-type="float">
            <text:p>2.75</text:p>
          </table:table-cell>
          <table:table-cell office:value-type="float" office:value="3.65" calcext:value-type="float">
            <text:p>3.65</text:p>
          </table:table-cell>
          <table:table-cell office:value-type="float" office:value="4.25" calcext:value-type="float">
            <text:p>4.25</text:p>
          </table:table-cell>
          <table:table-cell office:value-type="float" office:value="3.25" calcext:value-type="float">
            <text:p>3.25</text:p>
          </table:table-cell>
          <table:table-cell table:formula="of:=AVERAGE([.F46:.J46])" office:value-type="float" office:value="3.63" calcext:value-type="float">
            <text:p>3.63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4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Uttar <text:s/>Pradesh 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AVERAGE([.F47:.J47]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4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Madhya Pradesh</text:p>
          </table:table-cell>
          <table:table-cell office:value-type="float" office:value="3.25" calcext:value-type="float">
            <text:p>3.25</text:p>
          </table:table-cell>
          <table:table-cell office:value-type="float" office:value="2.5" calcext:value-type="float">
            <text:p>2.5</text:p>
          </table:table-cell>
          <table:table-cell office:value-type="float" office:value="3.35" calcext:value-type="float">
            <text:p>3.35</text:p>
          </table:table-cell>
          <table:table-cell office:value-type="float" office:value="3.5" calcext:value-type="float">
            <text:p>3.5</text:p>
          </table:table-cell>
          <table:table-cell office:value-type="float" office:value="3.75" calcext:value-type="float">
            <text:p>3.75</text:p>
          </table:table-cell>
          <table:table-cell table:formula="of:=AVERAGE([.F48:.J48])" office:value-type="float" office:value="3.27" calcext:value-type="float">
            <text:p>3.27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Uttar <text:s/>Pradesh </text:p>
          </table:table-cell>
          <table:table-cell office:value-type="float" office:value="4.25" calcext:value-type="float">
            <text:p>4.25</text:p>
          </table:table-cell>
          <table:table-cell office:value-type="float" office:value="5" calcext:value-type="float">
            <text:p>5</text:p>
          </table:table-cell>
          <table:table-cell office:value-type="float" office:value="4.35" calcext:value-type="float">
            <text:p>4.35</text:p>
          </table:table-cell>
          <table:table-cell office:value-type="float" office:value="5" calcext:value-type="float">
            <text:p>5</text:p>
          </table:table-cell>
          <table:table-cell office:value-type="float" office:value="4.75" calcext:value-type="float">
            <text:p>4.75</text:p>
          </table:table-cell>
          <table:table-cell table:formula="of:=AVERAGE([.F49:.J49])" office:value-type="float" office:value="4.67" calcext:value-type="float">
            <text:p>4.67</text:p>
          </table:table-cell>
          <table:table-cell table:number-columns-repeated="1003"/>
        </table:table-row>
        <table:table-row table:style-name="ro1">
          <table:table-cell table:number-columns-repeated="2" table:style-name="ce2" office:value-type="string" calcext:value-type="string">
            <text:p>User-4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Odisha</text:p>
          </table:table-cell>
          <table:table-cell office:value-type="float" office:value="4.5" calcext:value-type="float">
            <text:p>4.5</text:p>
          </table:table-cell>
          <table:table-cell office:value-type="float" office:value="3.75" calcext:value-type="float">
            <text:p>3.75</text:p>
          </table:table-cell>
          <table:table-cell office:value-type="float" office:value="4.65" calcext:value-type="float">
            <text:p>4.65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table:formula="of:=AVERAGE([.F50:.J50])" office:value-type="float" office:value="4.08" calcext:value-type="float">
            <text:p>4.08</text:p>
          </table:table-cell>
          <table:table-cell table:number-columns-repeated="1003"/>
        </table:table-row>
        <table:table-row table:style-name="ro2" table:number-rows-repeated="1048525">
          <table:table-cell table:number-columns-repeated="1014"/>
        </table:table-row>
        <table:table-row table:style-name="ro2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0:27:20.674335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02T11:06:01.785878803</dc:date>
    <meta:editing-duration>PT27M49S</meta:editing-duration>
    <meta:editing-cycles>3</meta:editing-cycles>
    <meta:document-statistic meta:table-count="1" meta:cell-count="550" meta:object-count="0"/>
  </office:meta>
</office:document-meta>
</file>